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05a31e" officeooo:paragraph-rsid="0005a31e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4d2f8" officeooo:paragraph-rsid="0014d2f8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officeooo:rsid="0014d2f8" officeooo:paragraph-rsid="0014d2f8" style:font-size-asian="18pt" style:font-size-complex="18pt"/>
    </style:style>
    <style:style style:name="P4" style:family="paragraph" style:parent-style-name="Standard">
      <style:text-properties fo:font-size="18pt" officeooo:rsid="0014d2f8" officeooo:paragraph-rsid="00155b91" style:font-size-asian="18pt" style:font-size-complex="18pt"/>
    </style:style>
    <style:style style:name="P5" style:family="paragraph" style:parent-style-name="Standard" style:list-style-name="L2">
      <style:text-properties fo:font-size="18pt" officeooo:rsid="0014d2f8" officeooo:paragraph-rsid="00155b91" style:font-size-asian="18pt" style:font-size-complex="18pt"/>
    </style:style>
    <style:style style:name="P6" style:family="paragraph" style:parent-style-name="Standard" style:list-style-name="L2">
      <style:text-properties fo:font-size="18pt" officeooo:rsid="0014d2f8" officeooo:paragraph-rsid="0014d2f8" style:font-size-asian="18pt" style:font-size-complex="18pt"/>
    </style:style>
    <style:style style:name="P7" style:family="paragraph" style:parent-style-name="Standard" style:list-style-name="L2">
      <style:text-properties fo:font-size="18pt" officeooo:rsid="0016b258" officeooo:paragraph-rsid="0016b258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officeooo:rsid="0014d2f8" style:font-name-asian="Times New Roman1" style:font-name-complex="Times New Roman1"/>
    </style:style>
    <style:style style:name="T4" style:family="text">
      <style:text-properties style:font-name="Times New Roman" officeooo:rsid="0005a31e" style:font-name-asian="Times New Roman1" style:font-name-complex="Times New Roman1"/>
    </style:style>
    <style:style style:name="T5" style:family="text">
      <style:text-properties style:text-position="sub 58%" style:font-name="Times New Roman" style:font-name-asian="Times New Roman1" style:font-name-complex="Times New Roman1"/>
    </style:style>
    <style:style style:name="T6" style:family="text">
      <style:text-properties style:text-position="sub 58%" style:font-name="Times New Roman" officeooo:rsid="0011d1dd" style:font-name-asian="Times New Roman1" style:font-name-complex="Times New Roman1"/>
    </style:style>
    <style:style style:name="T7" style:family="text">
      <style:text-properties style:text-position="sub 58%" style:font-name="Times New Roman" officeooo:rsid="0014d2f8" style:font-name-asian="Times New Roman1" style:font-name-complex="Times New Roman1"/>
    </style:style>
    <style:style style:name="T8" style:family="text">
      <style:text-properties style:text-position="sub 58%" style:font-name="Times New Roman" officeooo:rsid="0005a31e" style:font-name-asian="Times New Roman1" style:font-name-complex="Times New Roman1"/>
    </style:style>
    <style:style style:name="T9" style:family="text">
      <style:text-properties officeooo:rsid="00155b91"/>
    </style:style>
    <style:style style:name="T10" style:family="text">
      <style:text-properties officeooo:rsid="0016f2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</text:p>
      <text:p text:style-name="P3">Name 1:</text:p>
      <text:p text:style-name="P3">Name 2:</text:p>
      <text:p text:style-name="P3"/>
      <text:p text:style-name="P3"/>
      <text:p text:style-name="P4">Assume we have a relation R<text:span text:style-name="T1">(a</text:span>,b).</text:p>
      <text:p text:style-name="P4"><text:s/></text:p>
      <text:list xml:id="list9039476255551608757" text:style-name="L2">
        <text:list-item>
          <text:p text:style-name="P5">This relation contains 1 million tuples. Its primary key is a.</text:p>
        </text:list-item>
        <text:list-item>
          <text:p text:style-name="P6">Each block can hold at most 20 tuples.</text:p>
        </text:list-item>
        <text:list-item>
          <text:p text:style-name="P6">The values of b are distributed between the values of 1 and 1000., and any value of b is equally likely to appear (uniform distribution). </text:p>
        </text:list-item>
        <text:list-item>
          <text:p text:style-name="P6">There are three indexes on R. A sparse index on R(a), and dense indexes on R(a) and R(b).</text:p>
        </text:list-item>
        <text:list-item>
          <text:p text:style-name="P6">Each index block can hold at most 150 index records. However, on average, only 100 index records are placed in each block.</text:p>
        </text:list-item>
        <text:list-item>
          <text:p text:style-name="P7">Values of a vary from 1 to 1,000,000</text:p>
          <text:p text:style-name="P6"/>
        </text:list-item>
      </text:list>
      <text:p text:style-name="P3">Compute the cost (<text:span text:style-name="T10">number of</text:span> block<text:span text:style-name="T10">s</text:span> read) of t<text:span text:style-name="T9">h</text:span>e following queries.</text:p>
      <text:p text:style-name="P3"/>
      <text:p text:style-name="P1"><text:s/>a) <text:s/><text:span text:style-name="T2">σ</text:span><text:span text:style-name="T5">a=5</text:span><text:span text:style-name="T2">R</text:span></text:p>
      <text:p text:style-name="P1"><text:s/>b) <text:s/><text:span text:style-name="T2">σ</text:span><text:span text:style-name="T7">a &gt; 10 and a &lt;= 100</text:span><text:span text:style-name="T5"> </text:span><text:span text:style-name="T2">R</text:span></text:p>
      <text:p text:style-name="P2"><text:span text:style-name="T2"><text:s/>c) <text:s/></text:span><text:span text:style-name="T4">σ</text:span><text:span text:style-name="T5">b=</text:span><text:span text:style-name="T8">5</text:span><text:span text:style-name="T4">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2:00:24.900192979</meta:creation-date>
    <dc:date>2014-11-24T14:50:40.375366252</dc:date>
    <meta:editing-duration>PT2H50M1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6" meta:word-count="134" meta:character-count="658" meta:non-whitespace-character-count="537"/>
  </office:meta>
</office:document-meta>
</file>